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nl" fo:country="NL"/>
    </style:style>
    <style:style style:name="P4" style:parent-style-name="Normal" style:family="paragraph">
      <style:text-properties fo:language="nl" fo:country="NL"/>
    </style:style>
    <style:style style:name="P5" style:parent-style-name="Normal" style:family="paragraph">
      <style:text-properties fo:language="nl" fo:country="NL"/>
    </style:style>
    <style:style style:name="P6" style:parent-style-name="Normal" style:family="paragraph">
      <style:text-properties fo:language="nl" fo:country="NL"/>
    </style:style>
    <style:style style:name="T7" style:parent-style-name="DefaultParagraphFont" style:family="text">
      <style:text-properties fo:language="nl" fo:country="NL"/>
    </style:style>
  </office:automatic-styles>
  <office:body>
    <office:text text:use-soft-page-breaks="true">
      <text:p text:style-name="P1">Psychologie van UXD</text:p>
      <text:p text:style-name="P2"/>
      <text:p text:style-name="P3">Wie: de klant</text:p>
      <text:p text:style-name="P4">Wat:<text:s/>duidelijk geformuleerde knoppen</text:p>
      <text:p text:style-name="P5">Waarom: zodat je niet harder hoeft na te denken dan nodig is</text:p>
      <text:p text:style-name="P6"/>
      <text:p text:style-name="Normal"><text:span text:style-name="T7">Acceptatiecriteria: het is duidelijk wat alle knoppen doen op de sit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thijs Jurriaans</meta:initial-creator>
    <dc:creator>Matthijs Jurriaans</dc:creator>
    <meta:creation-date>2022-05-30T07:06:00Z</meta:creation-date>
    <dc:date>2022-05-30T07:09:00Z</dc:date>
    <meta:template xlink:href="Normal" xlink:type="simple"/>
    <meta:editing-cycles>1</meta:editing-cycles>
    <meta:editing-duration>PT180S</meta:editing-duration>
    <meta:document-statistic meta:page-count="1" meta:paragraph-count="1" meta:word-count="30" meta:character-count="203" meta:row-count="1" meta:non-whitespace-character-count="174"/>
  </office:meta>
</office:document-meta>
</file>